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R" svg:font-family="OpenSansR, Arial, Helvetica, sans-serif"/>
    <style:font-face style:name="Raleway" svg:font-family="Raleway"/>
    <style:font-face style:name="Times New Roman" svg:font-family="'Times New Roman', serif"/>
    <style:font-face style:name="arial" svg:font-family="arial, sans-serif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style:vertical-align="middle" fo:padding="0cm" fo:border="none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style:vertical-align="middle" fo:padding="0cm" fo:border="none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style:vertical-align="middle" fo:padding="0cm" fo:border="none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17cm" style:rel-column-width="9638*"/>
    </style:style>
    <style:style style:name="Tabla9.A1" style:family="table-cell">
      <style:table-cell-properties style:vertical-align="middle" fo:padding="0cm" fo:border="none"/>
    </style:style>
    <style:style style:name="Tabla10" style:family="table">
      <style:table-properties style:width="17cm" style:rel-width="100%" table:align="left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style:vertical-align="middle" fo:padding="0cm" fo:border="none"/>
    </style:style>
    <style:style style:name="Tabla11" style:family="table">
      <style:table-properties style:width="17cm" style:rel-width="100%" table:align="left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style:vertical-align="middle" fo:padding="0cm" fo:border="none"/>
    </style:style>
    <style:style style:name="Tabla12" style:family="table">
      <style:table-properties style:width="17cm" style:rel-width="100%" table:align="left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style:vertical-align="middle" fo:padding="0cm" fo:border="none"/>
    </style:style>
    <style:style style:name="Tabla13" style:family="table">
      <style:table-properties style:width="17cm" style:rel-width="100%" table:align="left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variant="normal" fo:text-transform="none" fo:color="#ff7e00" style:font-name="tahoma" fo:font-size="9pt" fo:letter-spacing="normal" fo:font-style="normal" fo:font-weight="normal" officeooo:rsid="0015095d" officeooo:paragraph-rsid="0015095d" fo:background-color="transparent" loext:padding="0cm" loext:border="none"/>
    </style:style>
    <style:style style:name="P2" style:family="paragraph" style:parent-style-name="Standard">
      <style:text-properties fo:font-variant="normal" fo:text-transform="none" fo:color="#ff7e00" style:font-name="tahoma" fo:font-size="9pt" fo:letter-spacing="normal" fo:font-style="normal" fo:font-weight="normal" officeooo:rsid="0015095d" officeooo:paragraph-rsid="001639a2" fo:background-color="transparent" loext:padding="0cm" loext:border="none"/>
    </style:style>
    <style:style style:name="P3" style:family="paragraph" style:parent-style-name="Standard">
      <style:text-properties fo:font-variant="normal" fo:text-transform="none" fo:color="#2b2b2b" style:font-name="OpenSansR" fo:font-size="10.5pt" fo:letter-spacing="normal" fo:font-style="normal" fo:font-weight="normal" officeooo:rsid="0015095d" officeooo:paragraph-rsid="0015095d" fo:background-color="transparent"/>
    </style:style>
    <style:style style:name="P4" style:family="paragraph" style:parent-style-name="Standard">
      <style:text-properties fo:color="#ff7e00" officeooo:rsid="0015095d" officeooo:paragraph-rsid="001639a2" fo:background-color="transparent"/>
    </style:style>
    <style:style style:name="P5" style:family="paragraph" style:parent-style-name="Standard">
      <style:text-properties fo:color="#ff7e00" officeooo:rsid="0015095d" officeooo:paragraph-rsid="0015095d" fo:background-color="transparent"/>
    </style:style>
    <style:style style:name="P6" style:family="paragraph" style:parent-style-name="Text_20_body">
      <style:text-properties fo:color="#000000" officeooo:rsid="0015095d" officeooo:paragraph-rsid="0015095d" fo:background-color="transparent"/>
    </style:style>
    <style:style style:name="P7" style:family="paragraph" style:parent-style-name="Text_20_body">
      <style:text-properties fo:color="#000000" officeooo:rsid="0015095d" officeooo:paragraph-rsid="001639a2" fo:background-color="transparent"/>
    </style:style>
    <style:style style:name="P8" style:family="paragraph" style:parent-style-name="Text_20_body">
      <style:text-properties fo:color="#000000" officeooo:rsid="001639a2" officeooo:paragraph-rsid="001639a2" fo:background-color="transparent"/>
    </style:style>
    <style:style style:name="P9" style:family="paragraph" style:parent-style-name="Heading_20_2">
      <style:text-properties fo:color="#000000" officeooo:rsid="0015095d" officeooo:paragraph-rsid="0015095d" fo:background-color="transparent"/>
    </style:style>
    <style:style style:name="P10" style:family="paragraph" style:parent-style-name="Heading_20_2">
      <style:text-properties officeooo:paragraph-rsid="001639a2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01639a2" officeooo:paragraph-rsid="0017f9c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01639a2" officeooo:paragraph-rsid="0018e102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1639a2"/>
    </style:style>
    <style:style style:name="T1" style:family="text">
      <style:text-properties fo:font-variant="normal" fo:text-transform="none" fo:color="#057cc6" style:font-name="Raleway" fo:font-size="18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tahoma" fo:font-size="14.25pt" fo:letter-spacing="normal" fo:font-style="normal" fo:font-weight="bold" loext:padding="0cm" loext:border="none"/>
    </style:style>
    <style:style style:name="T6" style:family="text">
      <style:text-properties fo:font-variant="normal" fo:text-transform="none" style:font-name="tahoma" fo:font-size="14.25pt" fo:letter-spacing="normal" fo:font-style="normal" fo:font-weight="bold" loext:padding="0cm" loext:border="none"/>
    </style:style>
    <style:style style:name="T7" style:family="text">
      <style:text-properties fo:font-variant="normal" fo:text-transform="none" style:font-name="tahoma" fo:font-size="14.25pt" fo:letter-spacing="normal" fo:font-style="normal" fo:font-weight="bold" officeooo:rsid="001639a2" loext:padding="0cm" loext:border="none"/>
    </style:style>
    <style:style style:name="T8" style:family="text">
      <style:text-properties loext:padding="0cm" loext:border="none"/>
    </style:style>
    <style:style style:name="T9" style:family="text">
      <style:text-properties style:font-name="tahoma" fo:font-size="14.25pt" fo:font-weight="bold"/>
    </style:style>
    <style:style style:name="T10" style:family="text">
      <style:text-properties fo:font-size="14.25pt" fo:font-weight="bold"/>
    </style:style>
    <style:style style:name="T11" style:family="text">
      <style:text-properties fo:font-size="14.25pt" fo:font-weight="bold" officeooo:rsid="001639a2"/>
    </style:style>
    <style:style style:name="T12" style:family="text">
      <style:text-properties officeooo:rsid="001639a2"/>
    </style:style>
    <style:style style:name="T13" style:family="text">
      <style:text-properties officeooo:rsid="001639a2" loext:padding="0cm" loext:border="none"/>
    </style:style>
    <style:style style:name="T14" style:family="text">
      <style:text-properties fo:color="#000000" style:font-name="tahoma" fo:font-size="14.25pt" fo:font-weight="bold"/>
    </style:style>
    <style:style style:name="T15" style:family="text">
      <style:text-properties fo:color="#000000" style:font-name="tahoma" fo:font-size="14.25pt" fo:font-weight="bold" officeooo:rsid="001639a2" fo:background-color="transparent" loext:char-shading-value="0"/>
    </style:style>
    <style:style style:name="T16" style:family="text">
      <style:text-properties fo:color="#000000" style:font-name="tahoma" fo:font-size="14.25pt" fo:font-weight="bold" loext:padding="0cm" loext:border="none"/>
    </style:style>
    <style:style style:name="T17" style:family="text">
      <style:text-properties officeooo:rsid="0018e1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15">GRADO SUPERIOR</text:span></text:h>
      <text:p text:style-name="P8"><text:span text:style-name="T9">Sistemas de telecomunicaciones e informaticos</text:span></text:p>
      <text:p text:style-name="P2"><text:span text:style-name="T10">Instituto de Educación Secundaria (IES) A</text:span><text:span text:style-name="T11">NTONIO MACHADO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">CALLE <text:s/><text:span text:style-name="T2">Calle Alalpardo, 2</text:span></text:p>
          </table:table-cell>
        </table:table-row>
        <table:table-row>
          <table:table-cell table:style-name="Tabla4.A1" office:value-type="string">
            <text:p text:style-name="P14"><text:span text:style-name="Strong_20_Emphasis"><text:span text:style-name="T8">Ciudad: </text:span></text:span>ALCALA DE HENARES</text:p>
          </table:table-cell>
        </table:table-row>
        <table:table-row>
          <table:table-cell table:style-name="Tabla4.A1" office:value-type="string">
            <text:p text:style-name="P14"><text:span text:style-name="T12">Telefono: </text:span><text:span text:style-name="T2">918 89 24 50</text:span></text:p>
          </table:table-cell>
        </table:table-row>
      </table:table>
      <text:p text:style-name="P4"><text:span text:style-name="T5"/></text:p>
      <text:p text:style-name="P4"><text:span text:style-name="T6">Instituto de Educación Secundaria (IES) </text:span><text:span text:style-name="T7">ISAAC PERAL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4">CALLE <text:span text:style-name="T2">Calle de la Plata, 78,</text:span></text:p>
          </table:table-cell>
        </table:table-row>
        <table:table-row>
          <table:table-cell table:style-name="Tabla5.A1" office:value-type="string">
            <text:p text:style-name="P14"><text:span text:style-name="Strong_20_Emphasis"><text:span text:style-name="T8">Ciudad: </text:span></text:span><text:span text:style-name="Strong_20_Emphasis"><text:span text:style-name="T13">TORREJON DE ARDOZ</text:span></text:span></text:p>
          </table:table-cell>
        </table:table-row>
        <table:table-row>
          <table:table-cell table:style-name="Tabla5.A1" office:value-type="string">
            <text:p text:style-name="P14"><text:span text:style-name="T12">Telefono: </text:span><text:span text:style-name="T3"> </text:span><text:span text:style-name="T2">916 75 69 36</text:span></text:p>
          </table:table-cell>
        </table:table-row>
      </table:table>
      <text:p text:style-name="P7"><text:span text:style-name="T9"/></text:p>
      <text:p text:style-name="P2"><text:span text:style-name="T10">Instituto de Educación Secundaria (IES)  </text:span><text:span text:style-name="T11">SAN BLAS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4">CALLE <text:span text:style-name="T17">Arcos de Jalon 120</text:span></text:p>
          </table:table-cell>
        </table:table-row>
        <table:table-row>
          <table:table-cell table:style-name="Tabla13.A1" office:value-type="string">
            <text:p text:style-name="P14"><text:span text:style-name="Strong_20_Emphasis"><text:span text:style-name="T8">Ciudad: </text:span></text:span><text:span text:style-name="Strong_20_Emphasis"><text:span text:style-name="T13">Madrid San blas</text:span></text:span></text:p>
          </table:table-cell>
        </table:table-row>
        <table:table-row>
          <table:table-cell table:style-name="Tabla13.A1" office:value-type="string">
            <text:p text:style-name="P14"><text:span text:style-name="T12">Telefono: </text:span><text:span text:style-name="T4">91 306 11 48</text:span></text:p>
          </table:table-cell>
        </table:table-row>
      </table:table>
      <text:p text:style-name="P7"><text:span text:style-name="T9"/></text:p>
      <text:p text:style-name="P8"><text:span text:style-name="T9">Administracion de sistemas informaticos en red</text:span></text:p>
      <text:p text:style-name="P2"><text:span text:style-name="T10">Instituto de Educación Secundaria (IES) ALONSO DE AVELLANED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4">CALLE Vitoria 3</text:p>
          </table:table-cell>
        </table:table-row>
        <table:table-row>
          <table:table-cell table:style-name="Tabla6.A1" office:value-type="string">
            <text:p text:style-name="P14"><text:span text:style-name="Strong_20_Emphasis"><text:span text:style-name="T8">Ciudad: </text:span></text:span>ALCALA DE HENARES</text:p>
          </table:table-cell>
        </table:table-row>
        <table:table-row>
          <table:table-cell table:style-name="Tabla6.A1" office:value-type="string">
            <text:p text:style-name="P12">Telefono: <text:s/><text:span text:style-name="T2">918 88 11 74</text:span></text:p>
          </table:table-cell>
        </table:table-row>
      </table:table>
      <text:p text:style-name="P7"><text:span text:style-name="T9"/></text:p>
      <text:p text:style-name="P2"><text:span text:style-name="T10">Instituto de Educación Secundaria (IES) LUIS BRAILLE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4">CALLE de Luis Braille 42</text:p>
          </table:table-cell>
        </table:table-row>
        <table:table-row>
          <table:table-cell table:style-name="Tabla7.A1" office:value-type="string">
            <text:p text:style-name="P14"><text:span text:style-name="Strong_20_Emphasis"><text:span text:style-name="T8">Ciudad: </text:span></text:span>COSLADA</text:p>
          </table:table-cell>
        </table:table-row>
        <table:table-row>
          <table:table-cell table:style-name="Tabla7.A1" office:value-type="string">
            <text:p text:style-name="P13">Telefono: <text:span text:style-name="T2">916 69 72 00</text:span></text:p>
          </table:table-cell>
        </table:table-row>
      </table:table>
      <text:p text:style-name="P7"><text:span text:style-name="T9"/></text:p>
      <text:p text:style-name="P2"><text:span text:style-name="T10">Instituto de Educación Secundaria (IES)  </text:span><text:span text:style-name="T11">VALLE INCLAN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4">CALLE <text:span text:style-name="T2">Calle Juncal, 14,</text:span></text:p>
          </table:table-cell>
        </table:table-row>
        <table:table-row>
          <table:table-cell table:style-name="Tabla8.A1" office:value-type="string">
            <text:p text:style-name="P14"><text:span text:style-name="Strong_20_Emphasis"><text:span text:style-name="T8">Ciudad: </text:span></text:span><text:span text:style-name="Strong_20_Emphasis"><text:span text:style-name="T13">TORREJON DE ARDOZ</text:span></text:span></text:p>
          </table:table-cell>
        </table:table-row>
        <table:table-row>
          <table:table-cell table:style-name="Tabla8.A1" office:value-type="string">
            <text:p text:style-name="P14"><text:span text:style-name="T12">Telefono: </text:span><text:span text:style-name="T3"> </text:span><text:span text:style-name="T2">916 77 30 57</text:span></text:p>
          </table:table-cell>
        </table:table-row>
      </table:table>
      <text:p text:style-name="P7"><text:span text:style-name="T9"/></text:p>
      <text:p text:style-name="P8"><text:span text:style-name="T9">Desarrollo de aplicaciones multiplataforma</text:span></text:p>
      <text:p text:style-name="P2"><text:span text:style-name="T10">Instituto de Educación Secundaria (IES) ALONSO DE AVELLANEDA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4">CALLE Vitoria 3</text:p>
          </table:table-cell>
        </table:table-row>
        <table:table-row>
          <table:table-cell table:style-name="Tabla9.A1" office:value-type="string">
            <text:p text:style-name="P14"><text:span text:style-name="Strong_20_Emphasis"><text:span text:style-name="T8">Ciudad: </text:span></text:span>ALCALA DE HENARES</text:p>
          </table:table-cell>
        </table:table-row>
        <table:table-row>
          <table:table-cell table:style-name="Tabla9.A1" office:value-type="string">
            <text:p text:style-name="P12">Telefono: <text:s/><text:span text:style-name="T2">918 88 11 74</text:span></text:p>
          </table:table-cell>
        </table:table-row>
      </table:table>
      <text:p text:style-name="P7"><text:span text:style-name="T9"/></text:p>
      <text:p text:style-name="P2"><text:soft-page-break/><text:span text:style-name="T10">Instituto de Educación Secundaria (IES)  </text:span><text:span text:style-name="T11">FRANCISCO DE QUEVEDO 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4">CALLE <text:s/><text:span text:style-name="T2">Calle San Román del Valle,</text:span></text:p>
          </table:table-cell>
        </table:table-row>
        <table:table-row>
          <table:table-cell table:style-name="Tabla10.A1" office:value-type="string">
            <text:p text:style-name="P14"><text:span text:style-name="Strong_20_Emphasis"><text:span text:style-name="T8">Ciudad: </text:span></text:span><text:span text:style-name="Strong_20_Emphasis"><text:span text:style-name="T13">Madrid San blas</text:span></text:span></text:p>
          </table:table-cell>
        </table:table-row>
        <table:table-row>
          <table:table-cell table:style-name="Tabla10.A1" office:value-type="string">
            <text:p text:style-name="P14"><text:span text:style-name="T12">Telefono:</text:span><text:span text:style-name="T3"> </text:span><text:span text:style-name="T2">913 06 56 04</text:span></text:p>
          </table:table-cell>
        </table:table-row>
      </table:table>
      <text:p text:style-name="P7"><text:span text:style-name="T9"/></text:p>
      <text:p text:style-name="P8"><text:span text:style-name="T9">Desarrollo de Aplicaciones Web</text:span></text:p>
      <text:p text:style-name="P4"><text:span text:style-name="T6">Instituto de Educación Secundaria (IES) ALONSO DE AVELLANEDA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4">CALLE Vitoria 3</text:p>
          </table:table-cell>
        </table:table-row>
        <table:table-row>
          <table:table-cell table:style-name="Tabla11.A1" office:value-type="string">
            <text:p text:style-name="P14"><text:span text:style-name="Strong_20_Emphasis"><text:span text:style-name="T8">Ciudad: </text:span></text:span>ALCALA DE HENARES</text:p>
          </table:table-cell>
        </table:table-row>
        <table:table-row>
          <table:table-cell table:style-name="Tabla11.A1" office:value-type="string">
            <text:p text:style-name="P12">Telefono: <text:span text:style-name="T2">918 88 11 74</text:span></text:p>
          </table:table-cell>
        </table:table-row>
      </table:table>
      <text:p text:style-name="P7"><text:span text:style-name="T9"/></text:p>
      <text:p text:style-name="P2"><text:span text:style-name="T10">Instituto de Educación Secundaria (IES) REY FERNANDO VI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4">AVDA de Irún s/n</text:p>
          </table:table-cell>
        </table:table-row>
        <table:table-row>
          <table:table-cell table:style-name="Tabla12.A1" office:value-type="string">
            <text:p text:style-name="P14"><text:span text:style-name="Strong_20_Emphasis"><text:span text:style-name="T8">Ciudad: </text:span></text:span>SAN FERNANDO DE HENARES</text:p>
          </table:table-cell>
        </table:table-row>
        <table:table-row>
          <table:table-cell table:style-name="Tabla12.A1" office:value-type="string">
            <text:p text:style-name="P12">Telefono: <text:span text:style-name="T2">916 73 02 41</text:span></text:p>
          </table:table-cell>
        </table:table-row>
      </table:table>
      <text:p text:style-name="P7"><text:span text:style-name="T9"/></text:p>
      <text:h text:style-name="P9" text:outline-level="2"><text:span text:style-name="T9">GRADO MEDIO</text:span></text:h>
      <text:p text:style-name="P3"><text:span text:style-name="T16">Sistemas microinformáticos y redes</text:span></text:p>
      <text:p text:style-name="P3"><text:span text:style-name="T5"/></text:p>
      <text:p text:style-name="P5"><text:span text:style-name="T6">Instituto de Educación Secundaria (IES) ALONSO DE AVELLANEDA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CALLE Vitoria 3</text:p>
          </table:table-cell>
        </table:table-row>
        <table:table-row>
          <table:table-cell table:style-name="Tabla1.A1" office:value-type="string">
            <text:p text:style-name="P11"><text:span text:style-name="Strong_20_Emphasis"><text:span text:style-name="T8">Ciudad: </text:span></text:span>ALCALA DE HENARES</text:p>
          </table:table-cell>
        </table:table-row>
        <table:table-row>
          <table:table-cell table:style-name="Tabla1.A1" office:value-type="string">
            <text:p text:style-name="P14"><text:span text:style-name="T12">Telefono: </text:span><text:span text:style-name="T2">918 88 11 74</text:span></text:p>
          </table:table-cell>
        </table:table-row>
      </table:table>
      <text:p text:style-name="P6"><text:span text:style-name="T9"/></text:p>
      <text:p text:style-name="P1"><text:span text:style-name="T10">Instituto de Educación Secundaria (IES) REY FERNANDO VI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AVDA de Irún s/n</text:p>
          </table:table-cell>
        </table:table-row>
        <table:table-row>
          <table:table-cell table:style-name="Tabla2.A1" office:value-type="string">
            <text:p text:style-name="P11"><text:span text:style-name="Strong_20_Emphasis"><text:span text:style-name="T8">Ciudad: </text:span></text:span>SAN FERNANDO DE HENARES</text:p>
          </table:table-cell>
        </table:table-row>
        <table:table-row>
          <table:table-cell table:style-name="Tabla2.A1" office:value-type="string">
            <text:p text:style-name="P14"><text:span text:style-name="T12">Telefono: </text:span><text:span text:style-name="T2">916 73 02 41</text:span></text:p>
          </table:table-cell>
        </table:table-row>
      </table:table>
      <text:p text:style-name="P6"><text:span text:style-name="T9"/></text:p>
      <text:p text:style-name="P1"><text:span text:style-name="T10">Instituto de Educación Secundaria (IES) LUIS BRAILLE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>CALLE de Luis Braille 42</text:p>
          </table:table-cell>
        </table:table-row>
        <table:table-row>
          <table:table-cell table:style-name="Tabla3.A1" office:value-type="string">
            <text:p text:style-name="P11"><text:span text:style-name="Strong_20_Emphasis"><text:span text:style-name="T8">Ciudad: </text:span></text:span>COSLADA</text:p>
          </table:table-cell>
        </table:table-row>
        <table:table-row>
          <table:table-cell table:style-name="Tabla3.A1" office:value-type="string">
            <text:p text:style-name="P14"><text:span text:style-name="T12">Telefono: </text:span><text:span text:style-name="T2">916 69 72 00</text:span></text:p>
          </table:table-cell>
        </table:table-row>
      </table:table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R" svg:font-family="OpenSansR, Arial, Helvetica, sans-serif"/>
    <style:font-face style:name="Raleway" svg:font-family="Raleway"/>
    <style:font-face style:name="Times New Roman" svg:font-family="'Times New Roman', serif"/>
    <style:font-face style:name="arial" svg:font-family="arial, sans-serif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0:20:54.494970080</meta:creation-date>
    <dc:date>2019-04-08T11:04:41.016550448</dc:date>
    <meta:editing-duration>PT23M21S</meta:editing-duration>
    <meta:editing-cycles>7</meta:editing-cycles>
    <meta:generator>LibreOffice/6.0.7.3$Linux_X86_64 LibreOffice_project/00m0$Build-3</meta:generator>
    <meta:print-date>2019-04-08T10:59:14.025195211</meta:print-date>
    <meta:document-statistic meta:table-count="13" meta:image-count="0" meta:object-count="0" meta:page-count="2" meta:paragraph-count="59" meta:word-count="295" meta:character-count="1822" meta:non-whitespace-character-count="1576"/>
  </office:meta>
</office:document-meta>
</file>